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was_class</text:p>
          </table:table-cell>
          <table:table-cell office:value-type="string" calcext:value-type="string">
            <text:p>tophits</text:p>
          </table:table-cell>
          <table:table-cell office:value-type="string" calcext:value-type="string">
            <text:p>tophits PP.H4.abf&gt;=0.75</text:p>
          </table:table-cell>
          <table:table-cell/>
        </table:table-row>
        <table:table-row table:style-name="ro1">
          <table:table-cell office:value-type="string" calcext:value-type="string">
            <text:p>Cancer of breast</text:p>
          </table:table-cell>
          <table:table-cell office:value-type="float" office:value="1976" calcext:value-type="float">
            <text:p>1976</text:p>
          </table:table-cell>
          <table:table-cell office:value-type="float" office:value="1153" calcext:value-type="float">
            <text:p>1153</text:p>
          </table:table-cell>
          <table:table-cell table:formula="of:=ROUND([.C2]/[.B2]*100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llergy</text:p>
          </table:table-cell>
          <table:table-cell office:value-type="float" office:value="1288" calcext:value-type="float">
            <text:p>1288</text:p>
          </table:table-cell>
          <table:table-cell office:value-type="float" office:value="788" calcext:value-type="float">
            <text:p>788</text:p>
          </table:table-cell>
          <table:table-cell table:formula="of:=ROUND([.C3]/[.B3]*100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utoimmune dis.</text:p>
          </table:table-cell>
          <table:table-cell office:value-type="float" office:value="1216" calcext:value-type="float">
            <text:p>1216</text:p>
          </table:table-cell>
          <table:table-cell office:value-type="float" office:value="828" calcext:value-type="float">
            <text:p>828</text:p>
          </table:table-cell>
          <table:table-cell table:formula="of:=ROUND([.C4]/[.B4]*100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irculatory sys. dis.</text:p>
          </table:table-cell>
          <table:table-cell office:value-type="float" office:value="878" calcext:value-type="float">
            <text:p>878</text:p>
          </table:table-cell>
          <table:table-cell office:value-type="float" office:value="640" calcext:value-type="float">
            <text:p>640</text:p>
          </table:table-cell>
          <table:table-cell table:formula="of:=ROUND([.C5]/[.B5]*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ypertension</text:p>
          </table:table-cell>
          <table:table-cell office:value-type="float" office:value="632" calcext:value-type="float">
            <text:p>632</text:p>
          </table:table-cell>
          <table:table-cell office:value-type="float" office:value="493" calcext:value-type="float">
            <text:p>493</text:p>
          </table:table-cell>
          <table:table-cell table:formula="of:=ROUND([.C6]/[.B6]*100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rostate cancer</text:p>
          </table:table-cell>
          <table:table-cell office:value-type="float" office:value="481" calcext:value-type="float">
            <text:p>481</text:p>
          </table:table-cell>
          <table:table-cell office:value-type="float" office:value="300" calcext:value-type="float">
            <text:p>300</text:p>
          </table:table-cell>
          <table:table-cell table:formula="of:=ROUND([.C7]/[.B7]*100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ancer of skin</text:p>
          </table:table-cell>
          <table:table-cell office:value-type="float" office:value="318" calcext:value-type="float">
            <text:p>318</text:p>
          </table:table-cell>
          <table:table-cell office:value-type="float" office:value="233" calcext:value-type="float">
            <text:p>233</text:p>
          </table:table-cell>
          <table:table-cell table:formula="of:=ROUND([.C8]/[.B8]*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espiratory system dis.</text:p>
          </table:table-cell>
          <table:table-cell office:value-type="float" office:value="244" calcext:value-type="float">
            <text:p>244</text:p>
          </table:table-cell>
          <table:table-cell office:value-type="float" office:value="132" calcext:value-type="float">
            <text:p>132</text:p>
          </table:table-cell>
          <table:table-cell table:formula="of:=ROUND([.C9]/[.B9]*100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trial fibrillation and flutter</text:p>
          </table:table-cell>
          <table:table-cell office:value-type="float" office:value="231" calcext:value-type="float">
            <text:p>231</text:p>
          </table:table-cell>
          <table:table-cell office:value-type="float" office:value="156" calcext:value-type="float">
            <text:p>156</text:p>
          </table:table-cell>
          <table:table-cell table:formula="of:=ROUND([.C10]/[.B10]*100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iabetes mellitus</text:p>
          </table:table-cell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table:formula="of:=ROUND([.C11]/[.B11]*100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oeliac disease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ROUND([.C12]/[.B12]*10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izophrenia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table:formula="of:=ROUND([.C13]/[.B13]*10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iabetes mellitus type 2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table:formula="of:=ROUND([.C14]/[.B14]*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ar and mastoid process dis.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table:formula="of:=ROUND([.C15]/[.B15]*100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uth breathing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table:formula="of:=ROUND([.C16]/[.B16]*10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formula="of:=ROUND([.C17]/[.B17]*100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rthrosis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table:formula="of:=ROUND([.C18]/[.B18]*100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Other diseases of upper respiratory tract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formula="of:=ROUND([.C19]/[.B19]*10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ROUND([.C20]/[.B20]*10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erebrovascular diseases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ROUND([.C21]/[.B21]*100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Obesity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ROUND([.C22]/[.B22]*100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yopia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formula="of:=ROUND([.C23]/[.B23]*100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Ovarian cancer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ROUND([.C24]/[.B24]*100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pressive episode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ROUND([.C25]/[.B25]*100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le genital cancer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ROUND([.C26]/[.B26]*100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ye and adnexa dis.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ROUND([.C27]/[.B27]*100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Other retinal disorders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ROUND([.C28]/[.B28]*100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holelithiasis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ROUND([.C29]/[.B29]*100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igestive sys. dis.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ROUND([.C30]/[.B30]*10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rkinson disease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ROUND([.C31]/[.B31]*100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allbladder or biliary tract or pancreas dis.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ROUND([.C32]/[.B32]*100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aematuria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ROUND([.C33]/[.B33]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flammatory polyarthropathie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ROUND([.C34]/[.B34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ucom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ROUND([.C35]/[.B35]*10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ipolar affective disorder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ROUND([.C36]/[.B36]*100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ollicular cysts of skin and subcutaneous tissue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ROUND([.C37]/[.B37]*100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rostate hyperplasia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ROUND([.C38]/[.B38]*10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ancer of bronchus and lung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ROUND([.C39]/[.B39]*10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rmatitis and eczem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ROUND([.C40]/[.B40]*100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VID-1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ROUND([.C41]/[.B41]*10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xarthrosis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ROUND([.C42]/[.B42]*100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male genital cancer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ROUND([.C43]/[.B43]*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or neuron diseas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ROUND([.C44]/[.B44]*100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ataract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ROUND([.C45]/[.B45]*10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ancer of lymphoid or haematopoietic or relat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ROUND([.C46]/[.B46]*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lorectal canc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ROUND([.C47]/[.B47]*10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verticular dis. of intestin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ROUND([.C48]/[.B48]*10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aemi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C49]/[.B49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culoskeletal system and connective tissue dis.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ROUND([.C50]/[.B50]*100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onarthrosi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OUND([.C51]/[.B51]*10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ongevit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OUND([.C52]/[.B52]*100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erve or nerve root and plexus disorder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ROUND([.C53]/[.B53]*10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kin and subcutaneous tissue dis.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OUND([.C54]/[.B54]*100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elluliti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OUND([.C55]/[.B55]*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emale genital prolap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OUND([.C56]/[.B56]*100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enitourinary system dis.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C57]/[.B57]*10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ypermetropi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ROUND([.C58]/[.B58]*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sbyop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ROUND([.C59]/[.B59]*10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ental and behavioural disorder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ROUND([.C60]/[.B60]*10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ther diseases of intest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OUND([.C61]/[.B61]*1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ROUND([.C62]/[.B62]*1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us and rectum dis.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ROUND([.C63]/[.B63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ronic kidney dis.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ROUND([.C64]/[.B64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ronic obstructive pulmonary dis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C65]/[.B65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us of kidney and ureter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ROUND([.C66]/[.B66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ugh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ROUND([.C67]/[.B67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tinal detachments and break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([.C68]/[.B68]*10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leep disorde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([.C69]/[.B69]*10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xiety disor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OUND([.C70]/[.B70]*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stigmatis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71]/[.B71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gestive canc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OUND([.C72]/[.B72]*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emorrhoi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73]/[.B73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p of female genital trac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74]/[.B74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nile catarac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75]/[.B75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omach and duodenum dis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76]/[.B76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ovium and tendon disorder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([.C77]/[.B77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rinary system disord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C78]/[.B78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ism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79]/[.B79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ladder disor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80]/[.B80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i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81]/[.B81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hysema/chronic bronchi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82]/[.B82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ro-oesophageal reflux dis.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83]/[.B83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ther soft tissue disord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C84]/[.B84]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moid col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85]/[.B85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pondylopathi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86]/[.B86]*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pondylos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C87]/[.B87]*100)"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0:00:16.803587473</meta:creation-date>
    <dc:date>2022-12-22T15:46:13.442439678</dc:date>
    <meta:editing-duration>PT13M55S</meta:editing-duration>
    <meta:editing-cycles>16</meta:editing-cycles>
    <meta:generator>LibreOffice/7.3.7.2$Linux_X86_64 LibreOffice_project/30$Build-2</meta:generator>
    <meta:document-statistic meta:table-count="1" meta:cell-count="347" meta:object-count="0"/>
  </office:meta>
</office:document-meta>
</file>